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0228in"/>
    </style:style>
    <style:style style:name="co2" style:family="table-column">
      <style:table-column-properties fo:break-before="auto" style:column-width="3.1409in"/>
    </style:style>
    <style:style style:name="co3" style:family="table-column">
      <style:table-column-properties fo:break-before="auto" style:column-width="0.676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20"/>
  </office:automatic-styles>
  <office:body>
    <office:spreadsheet>
      <table:table table:name="Sheet1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Clump</text:p>
          </table:table-cell>
          <table:table-cell office:value-type="string">
            <text:p>address</text:p>
          </table:table-cell>
          <table:table-cell office:value-type="string">
            <text:p>Bags</text:p>
          </table:table-cell>
          <table:table-cell office:value-type="string">
            <text:p>Route</text:p>
          </table:table-cell>
          <table:table-cell/>
        </table:table-row>
        <table:table-row table:style-name="ro2">
          <table:table-cell office:value-type="string">
            <text:p>tuckaway drive </text:p>
          </table:table-cell>
          <table:table-cell office:value-type="string">
            <text:p>13120 Applegrove Lane Herndon Va 20171 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tuckaway drive </text:p>
          </table:table-cell>
          <table:table-cell office:value-type="string">
            <text:p>13121 Applegrove Lane Herndon Va 20171 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tuckaway drive </text:p>
          </table:table-cell>
          <table:table-cell office:value-type="string">
            <text:p>13122 Tuckaway Drive Herndon Va 20171 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tuckaway drive </text:p>
          </table:table-cell>
          <table:table-cell office:value-type="string">
            <text:p>13123 AppleGrove Lane Herndon Va 20171 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tuckaway drive </text:p>
          </table:table-cell>
          <table:table-cell office:value-type="string">
            <text:p>13123 Tuckaway Drive Herndon Va 20171 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tuckaway drive </text:p>
          </table:table-cell>
          <table:table-cell office:value-type="string">
            <text:p>13125 Tuckaway Drive Herndon Va 20171 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tuckaway drive </text:p>
          </table:table-cell>
          <table:table-cell office:value-type="string">
            <text:p>13137 Tuckaway Drive Herndon Va 20171 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tuckaway drive </text:p>
          </table:table-cell>
          <table:table-cell office:value-type="string">
            <text:p>13147 Applegrove Lane Herndon Va 20171 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tuckaway drive </text:p>
          </table:table-cell>
          <table:table-cell office:value-type="string">
            <text:p>13158 Applegrove Lane Herndon Va 20171 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tuckaway drive </text:p>
          </table:table-cell>
          <table:table-cell office:value-type="string">
            <text:p>13159 Applegrove Lane Herndon Va 20171 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tuckaway drive </text:p>
          </table:table-cell>
          <table:table-cell office:value-type="string">
            <text:p>3313 Applegrove court Herndon Va 20171 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tuckaway drive </text:p>
          </table:table-cell>
          <table:table-cell office:value-type="string">
            <text:p>13109 Laneview Court Herndon Va 20171 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tuckaway drive </text:p>
          </table:table-cell>
          <table:table-cell office:value-type="string">
            <text:p>13142 Tuckaway Drive Herndon Va 20171 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tuckaway drive </text:p>
          </table:table-cell>
          <table:table-cell office:value-type="string">
            <text:p>13149 Fern Hollow Court Herndon Va 20171 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tuckaway drive </text:p>
          </table:table-cell>
          <table:table-cell office:value-type="string">
            <text:p>3331 Fern Hollow Place Herndon Va 20171 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tuckaway drive </text:p>
          </table:table-cell>
          <table:table-cell office:value-type="string">
            <text:p>3332 Fern Hollow Place Herndon Va 20171 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tuckaway drive </text:p>
          </table:table-cell>
          <table:table-cell office:value-type="string">
            <text:p>3337 Fern Hollow Place Herndon Va 20171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tuckaway drive </text:p>
          </table:table-cell>
          <table:table-cell office:value-type="string">
            <text:p>3340 Fern Hollow Place Herndon Va 20171 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tuckaway drive </text:p>
          </table:table-cell>
          <table:table-cell office:value-type="string">
            <text:p>3341 Fern Hollow Place Herndon Va 20171 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tuckaway drive </text:p>
          </table:table-cell>
          <table:table-cell office:value-type="string">
            <text:p>3349 Fern Hollow Place Herndon Va 20171 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floris street </text:p>
          </table:table-cell>
          <table:table-cell office:value-type="string">
            <text:p>13513 Floris street Herndon Va 20171 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tuckaway drive </text:p>
          </table:table-cell>
          <table:table-cell office:value-type="string">
            <text:p>13193 Ashvale Drive Fairfax Va 22033 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tuckaway drive </text:p>
          </table:table-cell>
          <table:table-cell office:value-type="string">
            <text:p>13202 Tuckaway Drive Herndon Va 20171 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tuckaway drive </text:p>
          </table:table-cell>
          <table:table-cell office:value-type="string">
            <text:p>13213 Tuckaway Drive Herndon Va 20171 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tuckaway drive </text:p>
          </table:table-cell>
          <table:table-cell office:value-type="string">
            <text:p>3303 Tuckaway Court Herndon Va 20171 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tuckaway drive </text:p>
          </table:table-cell>
          <table:table-cell office:value-type="string">
            <text:p>3305 Tuckaway court Herndon Va 20171 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tuckaway drive </text:p>
          </table:table-cell>
          <table:table-cell office:value-type="string">
            <text:p>3307 Bywater court Herndon Va 20171 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rounding run circle </text:p>
          </table:table-cell>
          <table:table-cell office:value-type="string">
            <text:p>13101 Briargrove Court Herndon Va 20171 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rounding run circle </text:p>
          </table:table-cell>
          <table:table-cell office:value-type="string">
            <text:p>13102 Rounding Run Circle Herndon Va 20171 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rounding run circle </text:p>
          </table:table-cell>
          <table:table-cell office:value-type="string">
            <text:p>13104 Rounding Run Circle Herndon Va 20171 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rounding run circle </text:p>
          </table:table-cell>
          <table:table-cell office:value-type="string">
            <text:p>13106 Rounding Run Circle Herndon Va 20171 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rounding run circle </text:p>
          </table:table-cell>
          <table:table-cell office:value-type="string">
            <text:p>13110 Rounding Run circle Herndon Va 20171 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rounding run circle </text:p>
          </table:table-cell>
          <table:table-cell office:value-type="string">
            <text:p>13111 Rounding Run Circle Herndon Va 20171 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rounding run circle </text:p>
          </table:table-cell>
          <table:table-cell office:value-type="string">
            <text:p>13125 Rounding run circle Herndon Va 20171 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rounding run circle </text:p>
          </table:table-cell>
          <table:table-cell office:value-type="string">
            <text:p>13129 Rounding Run Circle Herndon Va 20171 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rounding run circle </text:p>
          </table:table-cell>
          <table:table-cell office:value-type="string">
            <text:p>13135 Rounding Run Circle Herndon Va 20171 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nestlewood drive </text:p>
          </table:table-cell>
          <table:table-cell office:value-type="string">
            <text:p>13112 Tingewood Court Herndon Va 20171 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rounding run circle </text:p>
          </table:table-cell>
          <table:table-cell office:value-type="string">
            <text:p>13149 rounding Run circle Herndon Va 20171 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rounding run circle </text:p>
          </table:table-cell>
          <table:table-cell office:value-type="string">
            <text:p>13158 Rounding Run Circle Herndon Va 20171 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rounding run circle </text:p>
          </table:table-cell>
          <table:table-cell office:value-type="string">
            <text:p>13161 Rounding run Circle Herndon Va 20171 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rounding run circle </text:p>
          </table:table-cell>
          <table:table-cell office:value-type="string">
            <text:p>3236 Rounding Run court Herndon Va 20171 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rounding run circle </text:p>
          </table:table-cell>
          <table:table-cell office:value-type="string">
            <text:p>3237 rounding Run Court Herndon Va 20171 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rounding run circle </text:p>
          </table:table-cell>
          <table:table-cell office:value-type="string">
            <text:p>3238 rounding Run Court Herndon Va 20171 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rounding run circle </text:p>
          </table:table-cell>
          <table:table-cell office:value-type="string">
            <text:p>3246 Duck Pond Court Herndon Va 20171 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nestlewood drive </text:p>
          </table:table-cell>
          <table:table-cell office:value-type="string">
            <text:p>3202 Brynwood Place Herndon Va 20171 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nestlewood drive </text:p>
          </table:table-cell>
          <table:table-cell office:value-type="string">
            <text:p>3208 Nestlewood Drive Herndon Va 20171 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nestlewood drive </text:p>
          </table:table-cell>
          <table:table-cell office:value-type="string">
            <text:p>3211 Wildmere Place Herndon Va 20171 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nestlewood drive </text:p>
          </table:table-cell>
          <table:table-cell office:value-type="string">
            <text:p>3212 Wildmere Place Herndon Va 20171 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nestlewood drive </text:p>
          </table:table-cell>
          <table:table-cell office:value-type="string">
            <text:p>3213 Wildmere Place Herndon Va 20171 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nestlewood drive </text:p>
          </table:table-cell>
          <table:table-cell office:value-type="string">
            <text:p>3222 Brynwood Place Herndon Va 20171 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nestlewood drive </text:p>
          </table:table-cell>
          <table:table-cell office:value-type="string">
            <text:p>32222 Nestlewood Drive Herndon Va 20171 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nestlewood drive </text:p>
          </table:table-cell>
          <table:table-cell office:value-type="string">
            <text:p>3228 Nestlewood Drive Herndon Va 20171 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nestlewood drive </text:p>
          </table:table-cell>
          <table:table-cell office:value-type="string">
            <text:p>3229 Nestlewood Drive Herndon Va 20171 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nestlewood drive </text:p>
          </table:table-cell>
          <table:table-cell office:value-type="string">
            <text:p>3229 Wildmere place Herndon Va 20171 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nestlewood drive </text:p>
          </table:table-cell>
          <table:table-cell office:value-type="string">
            <text:p>13130 Thornapple Place Herndon Va 20171 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nestlewood drive </text:p>
          </table:table-cell>
          <table:table-cell office:value-type="string">
            <text:p>13137 Thornapple Farm Herndon Va 20171 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nestlewood drive </text:p>
          </table:table-cell>
          <table:table-cell office:value-type="string">
            <text:p>3124 Nestlewood Drive Herndon Va 20171 </text:p>
          </table:table-cell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nestlewood drive </text:p>
          </table:table-cell>
          <table:table-cell office:value-type="string">
            <text:p>3201 Nestlewood Drive Herndon Va 20171 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wrenn house lane </text:p>
          </table:table-cell>
          <table:table-cell office:value-type="string">
            <text:p>13208 Wrenn House Lane Herndon Va 20171 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ashburton avenue </text:p>
          </table:table-cell>
          <table:table-cell office:value-type="string">
            <text:p>12906 Cinnnamon Oaks Court Herndon Va 20171 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ashburton avenue </text:p>
          </table:table-cell>
          <table:table-cell office:value-type="string">
            <text:p>12907 Harrington Court Herndon Va 20171 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ashburton avenue </text:p>
          </table:table-cell>
          <table:table-cell office:value-type="string">
            <text:p>13007 Grey Friars Place Herndon Va 20171 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ashburton avenue </text:p>
          </table:table-cell>
          <table:table-cell office:value-type="string">
            <text:p>13015 Bankfoot Court Herndon Va 20171 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ashburton avenue </text:p>
          </table:table-cell>
          <table:table-cell office:value-type="string">
            <text:p>13015 Grey Friars Place Herndon Va 20171 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ashburton avenue </text:p>
          </table:table-cell>
          <table:table-cell office:value-type="string">
            <text:p>13018 grey friars Place Herndon Va 20171 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ashburton avenue </text:p>
          </table:table-cell>
          <table:table-cell office:value-type="string">
            <text:p>13106 Wheeler Way Herndon Va 20171 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ashburton avenue </text:p>
          </table:table-cell>
          <table:table-cell office:value-type="string">
            <text:p>3120 Ashburton Avenue Herndon Va 20171 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turberville lane </text:p>
          </table:table-cell>
          <table:table-cell office:value-type="string">
            <text:p>12765 Turbervill Lane Herndon Va 20171 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ashburton manor drive </text:p>
          </table:table-cell>
          <table:table-cell office:value-type="string">
            <text:p>3003 Pleasantree Court Herndon Va 20171 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string">
            <text:p>ashburton manor drive </text:p>
          </table:table-cell>
          <table:table-cell office:value-type="string">
            <text:p>3004 Ashburton Manor Drive Herndon Va 20171 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string">
            <text:p>ashburton manor drive </text:p>
          </table:table-cell>
          <table:table-cell office:value-type="string">
            <text:p>3015 Pleasantree Court Herndon Va 20171 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string">
            <text:p>ashburton manor drive </text:p>
          </table:table-cell>
          <table:table-cell office:value-type="string">
            <text:p>3024 Ashburton Manor Drive Herndon Va 20171 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string">
            <text:p>oak farms drive </text:p>
          </table:table-cell>
          <table:table-cell office:value-type="string">
            <text:p>12765 Oak Farms Drive Herndon Va 20171 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string">
            <text:p>oak farms drive </text:p>
          </table:table-cell>
          <table:table-cell office:value-type="string">
            <text:p>12794 Netherleigh Place Herndon Va 20171 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string">
            <text:p>oak farms drive </text:p>
          </table:table-cell>
          <table:table-cell office:value-type="string">
            <text:p>12800 Owlsley Way Herndon Va 20171 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string">
            <text:p>oak farms drive </text:p>
          </table:table-cell>
          <table:table-cell office:value-type="string">
            <text:p>12804 Netherleigh Place Herndon Va 20171 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string">
            <text:p>oak farms drive </text:p>
          </table:table-cell>
          <table:table-cell office:value-type="string">
            <text:p>2804 Winter Oaks way Herndon Va 20171 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oak farms drive </text:p>
          </table:table-cell>
          <table:table-cell office:value-type="string">
            <text:p>2809 Winter Oaks Way Herndon Va 20171 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oak farms drive </text:p>
          </table:table-cell>
          <table:table-cell office:value-type="string">
            <text:p>2901 Amber Oaks court Herndon Va 20171 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oak farms drive </text:p>
          </table:table-cell>
          <table:table-cell office:value-type="string">
            <text:p>2904 Oak shadow Drive Herndon Va 20171 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winter wren court </text:p>
          </table:table-cell>
          <table:table-cell office:value-type="string">
            <text:p>12605 winter Wren Court Herndon Va 20171 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franklin oaks drive </text:p>
          </table:table-cell>
          <table:table-cell office:value-type="string">
            <text:p>12942 Oak Lawn Place Herndon Va 20171 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string">
            <text:p>franklin oaks drive </text:p>
          </table:table-cell>
          <table:table-cell office:value-type="string">
            <text:p>12945 Oak Lawn Place Herndon Va 20171 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string">
            <text:p>franklin oaks drive </text:p>
          </table:table-cell>
          <table:table-cell office:value-type="string">
            <text:p>2801 Gibson Oaks Drive Herndon Va 20171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string">
            <text:p>franklin oaks drive </text:p>
          </table:table-cell>
          <table:table-cell office:value-type="string">
            <text:p>2811 Gibson Oaks Drive Herndon Va 20171 </text:p>
          </table:table-cell>
          <table:table-cell office:value-type="float" office:value="65">
            <text:p>65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string">
            <text:p>franklin oaks drive </text:p>
          </table:table-cell>
          <table:table-cell office:value-type="string">
            <text:p>2959 Franklin Oaks Drive Herndon Va 20171 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string">
            <text:p>franklin oaks drive </text:p>
          </table:table-cell>
          <table:table-cell office:value-type="string">
            <text:p>2967 Franklin Oaks Drive Herndon Va 20171 </text:p>
          </table:table-cell>
          <table:table-cell office:value-type="float" office:value="95">
            <text:p>95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string">
            <text:p>ashdown forest drive </text:p>
          </table:table-cell>
          <table:table-cell office:value-type="string">
            <text:p>13051 Kensal Green Court Herndon Va 20171 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string">
            <text:p>ashdown forest drive </text:p>
          </table:table-cell>
          <table:table-cell office:value-type="string">
            <text:p>2951 Ashdown Forest Drive Herndon Va 20171 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string">
            <text:p>emerald chase drive </text:p>
          </table:table-cell>
          <table:table-cell office:value-type="string">
            <text:p>13155 Ruby Lace Court Herndon Va 20171 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string">
            <text:p>emerald chase drive </text:p>
          </table:table-cell>
          <table:table-cell office:value-type="string">
            <text:p>2961 Mockernut Court Herndon Va 20171 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string">
            <text:p>emerald chase drive </text:p>
          </table:table-cell>
          <table:table-cell office:value-type="string">
            <text:p>2989 Emerald Chase Drive Herndon Va 20171 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string">
            <text:p>emerald chase drive </text:p>
          </table:table-cell>
          <table:table-cell office:value-type="string">
            <text:p>3018 Emerald Chase Drive Herndon Va 20171 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string">
            <text:p>emerald chase drive </text:p>
          </table:table-cell>
          <table:table-cell office:value-type="string">
            <text:p>3027 Emerald Chase Drive Herndon Va 20171 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string">
            <text:p>new parkland drive </text:p>
          </table:table-cell>
          <table:table-cell office:value-type="string">
            <text:p>13064 farthingale Drive Herndon Va 20171 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new parkland drive </text:p>
          </table:table-cell>
          <table:table-cell office:value-type="string">
            <text:p>13100 Frog Hollow court Herndon Va 20171 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new parkland drive </text:p>
          </table:table-cell>
          <table:table-cell office:value-type="string">
            <text:p>13113 Frog Hollow Court Herndon Va 20171 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new parkland drive </text:p>
          </table:table-cell>
          <table:table-cell office:value-type="string">
            <text:p>13117 Bradley Farm Herndon Va 20171 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new parkland drive </text:p>
          </table:table-cell>
          <table:table-cell office:value-type="string">
            <text:p>13121 Frog Hollow court Herndon Va 20171 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new parkland drive </text:p>
          </table:table-cell>
          <table:table-cell office:value-type="string">
            <text:p>13123 Frog Hollow Court Herndon Va 20171 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new parkland drive </text:p>
          </table:table-cell>
          <table:table-cell office:value-type="string">
            <text:p>13125 Frog Hollow Court Herndon Va 20171 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new parkland drive </text:p>
          </table:table-cell>
          <table:table-cell office:value-type="string">
            <text:p>13168 New Parkland Drive Herndon Va 20171 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new parkland drive </text:p>
          </table:table-cell>
          <table:table-cell office:value-type="string">
            <text:p>13173 New Parkland Drive Herndon Va 20171 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new parkland drive </text:p>
          </table:table-cell>
          <table:table-cell office:value-type="string">
            <text:p>2854 Bradley Acres Court Herndon Va 20171 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new parkland drive </text:p>
          </table:table-cell>
          <table:table-cell office:value-type="string">
            <text:p>2857 Bradley Acres Court Herndon Va 20171 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fox woods drive </text:p>
          </table:table-cell>
          <table:table-cell office:value-type="string">
            <text:p>12708 Fox Woods Drive Herndon Va 20171 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new parkland drive </text:p>
          </table:table-cell>
          <table:table-cell office:value-type="string">
            <text:p>12819 New Parkland Drive Herndon Va 20171 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new parkland drive </text:p>
          </table:table-cell>
          <table:table-cell office:value-type="string">
            <text:p>13102 Mares Neck Lane Herndon Va 20171 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new parkland drive </text:p>
          </table:table-cell>
          <table:table-cell office:value-type="string">
            <text:p>13108 New Parkland Drive Herndon Va 20171 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new parkland drive </text:p>
          </table:table-cell>
          <table:table-cell office:value-type="string">
            <text:p>2503 Tatnuck Court Herndon Va 20171 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new parkland drive </text:p>
          </table:table-cell>
          <table:table-cell office:value-type="string">
            <text:p>2624 New Concorde court Herndon Va 20171 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new parkland drive </text:p>
          </table:table-cell>
          <table:table-cell office:value-type="string">
            <text:p>2764 Mansway Drive Herndon Va 20171 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new parkland drive </text:p>
          </table:table-cell>
          <table:table-cell office:value-type="string">
            <text:p>2779 Mansway Drive Herndon Va 20171 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new parkland drive </text:p>
          </table:table-cell>
          <table:table-cell office:value-type="string">
            <text:p>2782 Melchester Drive Herndon Va 20171 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new parkland drive </text:p>
          </table:table-cell>
          <table:table-cell office:value-type="string">
            <text:p>2790 melchester Drive Herndon Va 20171 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new parkland drive </text:p>
          </table:table-cell>
          <table:table-cell office:value-type="string">
            <text:p>2791 Melchester Drive Herndon Va 20171 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new parkland drive </text:p>
          </table:table-cell>
          <table:table-cell office:value-type="string">
            <text:p>2794 Mansway Drive Herndon Va 20171 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fallon drive </text:p>
          </table:table-cell>
          <table:table-cell office:value-type="string">
            <text:p>12906 Locksley Court Herndon Va 20171 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string">
            <text:p>fallon drive </text:p>
          </table:table-cell>
          <table:table-cell office:value-type="string">
            <text:p>2503 Fallon Drive Herndon Va 20171 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string">
            <text:p>fallon drive </text:p>
          </table:table-cell>
          <table:table-cell office:value-type="string">
            <text:p>2505 Fallon Drive Herndon Va 20171 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string">
            <text:p>fallon drive </text:p>
          </table:table-cell>
          <table:table-cell office:value-type="string">
            <text:p>2506 Fallon Drive Herndon Va 20171 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string">
            <text:p>fallon drive </text:p>
          </table:table-cell>
          <table:table-cell office:value-type="string">
            <text:p>2508 fallon Drive Herndon Va 20171 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string">
            <text:p>fallon drive </text:p>
          </table:table-cell>
          <table:table-cell office:value-type="string">
            <text:p>2527 Fallon Drive Herndon Va 20171 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string">
            <text:p>monroe manor drive </text:p>
          </table:table-cell>
          <table:table-cell office:value-type="string">
            <text:p>13004 Monroe Manor drive Herndon Va 20171 </text:p>
          </table:table-cell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string">
            <text:p>copper bed road </text:p>
          </table:table-cell>
          <table:table-cell office:value-type="string">
            <text:p>13506 Copper Bed road Herndon Va 20171 </text:p>
          </table:table-cell>
          <table:table-cell office:value-type="float" office:value="75">
            <text:p>75</text:p>
          </table:table-cell>
          <table:table-cell office:value-type="float" office:value="16">
            <text:p>16</text:p>
          </table:table-cell>
          <table:table-cell/>
        </table:table-row>
        <table:table-row table:style-name="ro2">
          <table:table-cell office:value-type="string">
            <text:p>iron forge road </text:p>
          </table:table-cell>
          <table:table-cell office:value-type="string">
            <text:p>13103 Anvil Place Herndon Va 20171 </text:p>
          </table:table-cell>
          <table:table-cell table:number-columns-repeated="2" office:value-type="float" office:value="16">
            <text:p>16</text:p>
          </table:table-cell>
          <table:table-cell/>
        </table:table-row>
        <table:table-row table:style-name="ro2">
          <table:table-cell office:value-type="string">
            <text:p>iron forge road </text:p>
          </table:table-cell>
          <table:table-cell office:value-type="string">
            <text:p>13109 Anvil Place Herndon Va 20171 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/>
        </table:table-row>
        <table:table-row table:style-name="ro2">
          <table:table-cell office:value-type="string">
            <text:p>iron forge road </text:p>
          </table:table-cell>
          <table:table-cell office:value-type="string">
            <text:p>2504 Halterbreak Court Herndon Va 20171 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/>
        </table:table-row>
        <table:table-row table:style-name="ro2">
          <table:table-cell office:value-type="string">
            <text:p>iron forge road </text:p>
          </table:table-cell>
          <table:table-cell office:value-type="string">
            <text:p>2504 Iron Forge Road Herndon Va 20171 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/>
        </table:table-row>
        <table:table-row table:style-name="ro2">
          <table:table-cell office:value-type="string">
            <text:p>iron forge road </text:p>
          </table:table-cell>
          <table:table-cell office:value-type="string">
            <text:p>2515 Halterbreak Court Herndon Va 20171 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/>
        </table:table-row>
        <table:table-row table:style-name="ro2">
          <table:table-cell office:value-type="string">
            <text:p>lake shore drive </text:p>
          </table:table-cell>
          <table:table-cell office:value-type="string">
            <text:p>13462 Lake Shore Drive Herndon Va 20171 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/>
        </table:table-row>
        <table:table-row table:style-name="ro2">
          <table:table-cell office:value-type="string">
            <text:p>point rider lane </text:p>
          </table:table-cell>
          <table:table-cell office:value-type="string">
            <text:p>13338 Point rider Lane Herndon Va 20171 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/>
        </table:table-row>
        <table:table-row table:style-name="ro2">
          <table:table-cell office:value-type="string">
            <text:p>point rider lane </text:p>
          </table:table-cell>
          <table:table-cell office:value-type="string">
            <text:p>2796 Equus Court Herndon Va 20171 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/>
        </table:table-row>
        <table:table-row table:style-name="ro2">
          <table:table-cell office:value-type="string">
            <text:p>blueberry farm lane </text:p>
          </table:table-cell>
          <table:table-cell office:value-type="string">
            <text:p>2751 blueberry Farm Lane Herndon Va 20171 </text:p>
          </table:table-cell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 office:value-type="string">
            <text:p>noble victory lane </text:p>
          </table:table-cell>
          <table:table-cell office:value-type="string">
            <text:p>12604 Noble Victory Lane Herndon Va 20171 </text:p>
          </table:table-cell>
          <table:table-cell office:value-type="float" office:value="75">
            <text:p>75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 office:value-type="string">
            <text:p>puritan court </text:p>
          </table:table-cell>
          <table:table-cell office:value-type="string">
            <text:p>2606 Puritan Court Herndon Va 20171 </text:p>
          </table:table-cell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 office:value-type="string">
            <text:p>puritan court </text:p>
          </table:table-cell>
          <table:table-cell office:value-type="string">
            <text:p>2619 Puritan Court Herndon Va 20171 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 office:value-type="string">
            <text:p>puritan court </text:p>
          </table:table-cell>
          <table:table-cell office:value-type="string">
            <text:p>2621 Puritan Court Herndon Va 20171 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 office:value-type="string">
            <text:p>woodcock lane </text:p>
          </table:table-cell>
          <table:table-cell office:value-type="string">
            <text:p>12522 woodcock Lane Herndon Va 20171 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 office:value-type="string">
            <text:p>franklin corner lane </text:p>
          </table:table-cell>
          <table:table-cell office:value-type="string">
            <text:p>12604 Asturian Court Herndon Va 20171 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 office:value-type="string">
            <text:p>franklin corner lane </text:p>
          </table:table-cell>
          <table:table-cell office:value-type="string">
            <text:p>3003 Jonquilla Court Herndon Va 20171 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 office:value-type="string">
            <text:p>franklin corner lane </text:p>
          </table:table-cell>
          <table:table-cell office:value-type="string">
            <text:p>3011 Franklin Corner Lane Herndon Va 20171 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 office:value-type="string">
            <text:p>franklin corner lane </text:p>
          </table:table-cell>
          <table:table-cell office:value-type="string">
            <text:p>3022 Franklin Corner Lane Herndon Va 20171 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 office:value-type="string">
            <text:p>franklin corner lane </text:p>
          </table:table-cell>
          <table:table-cell office:value-type="string">
            <text:p>3023 franklin Corner Lane Herndon Va 20171 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 office:value-type="string">
            <text:p>franklin corner lane </text:p>
          </table:table-cell>
          <table:table-cell office:value-type="string">
            <text:p>3026 Franklin Corner Herndon Va 20171 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 office:value-type="string">
            <text:p>timber wood way </text:p>
          </table:table-cell>
          <table:table-cell office:value-type="string">
            <text:p>12355 Marionwood court Herndon Va 20171 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 office:value-type="string">
            <text:p>timber wood way </text:p>
          </table:table-cell>
          <table:table-cell office:value-type="string">
            <text:p>3007 Timber Wood Way Herndon Va 20171 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 office:value-type="string">
            <text:p>folkstone drive </text:p>
          </table:table-cell>
          <table:table-cell office:value-type="string">
            <text:p>12221 Folkstone Drive Herndon Va 20171 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/>
        </table:table-row>
        <table:table-row table:style-name="ro2">
          <table:table-cell office:value-type="string">
            <text:p>folkstone drive </text:p>
          </table:table-cell>
          <table:table-cell office:value-type="string">
            <text:p>12223 Folkstone Drive Herndon Va 20171 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/>
        </table:table-row>
        <table:table-row table:style-name="ro2">
          <table:table-cell office:value-type="string">
            <text:p>folkstone drive </text:p>
          </table:table-cell>
          <table:table-cell office:value-type="string">
            <text:p>12230 Folkstone Drive Herndon Va 20171 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/>
        </table:table-row>
        <table:table-row table:style-name="ro2">
          <table:table-cell office:value-type="string">
            <text:p>folkstone drive </text:p>
          </table:table-cell>
          <table:table-cell office:value-type="string">
            <text:p>12342 Folksstone Drive Herndon Va 20171 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/>
        </table:table-row>
        <table:table-row table:style-name="ro2">
          <table:table-cell office:value-type="string">
            <text:p>folkstone drive </text:p>
          </table:table-cell>
          <table:table-cell office:value-type="string">
            <text:p>12347 Folkstone Drive Herndon Va 20171 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/>
        </table:table-row>
        <table:table-row table:style-name="ro2">
          <table:table-cell office:value-type="string">
            <text:p>folkstone drive </text:p>
          </table:table-cell>
          <table:table-cell office:value-type="string">
            <text:p>2960 Fort Lee street Herndon Va 20171 </text:p>
          </table:table-cell>
          <table:table-cell office:value-type="float" office:value="60">
            <text:p>60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franklin manor court </text:p>
          </table:table-cell>
          <table:table-cell office:value-type="string">
            <text:p>3404 Franklin Manor Court Fairfax Va 20171 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/>
        </table:table-row>
        <table:table-row table:style-name="ro2">
          <table:table-cell office:value-type="string">
            <text:p>manderley way </text:p>
          </table:table-cell>
          <table:table-cell office:value-type="string">
            <text:p>12541 Manderley Way Herndon Va 20171 </text:p>
          </table:table-cell>
          <table:table-cell office:value-type="float" office:value="75">
            <text:p>75</text:p>
          </table:table-cell>
          <table:table-cell office:value-type="float" office:value="19">
            <text:p>19</text:p>
          </table:table-cell>
          <table:table-cell/>
        </table:table-row>
        <table:table-row table:style-name="ro2">
          <table:table-cell office:value-type="string">
            <text:p>dower house drive </text:p>
          </table:table-cell>
          <table:table-cell office:value-type="string">
            <text:p>12600 Hay Meadow Place Herndon Va 20171 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dower house drive </text:p>
          </table:table-cell>
          <table:table-cell office:value-type="string">
            <text:p>3024 Dower House Drive Herndon Va 20171 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dower house drive </text:p>
          </table:table-cell>
          <table:table-cell office:value-type="string">
            <text:p>3103 Dower House Drive Herndon Va 20171 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dower house drive </text:p>
          </table:table-cell>
          <table:table-cell office:value-type="string">
            <text:p>3106 Dower House Drive Herndon Va 20171 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franklin oaks drive </text:p>
          </table:table-cell>
          <table:table-cell office:value-type="string">
            <text:p>12915 Oak Lawn Place Herndon Va 20171 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franklin oaks drive </text:p>
          </table:table-cell>
          <table:table-cell office:value-type="string">
            <text:p>2954 Brook Mill Court Herndon Va 20171 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franklin oaks drive </text:p>
          </table:table-cell>
          <table:table-cell office:value-type="string">
            <text:p>2967 Brook Mill Court Herndon Va 20171 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still pond lane </text:p>
          </table:table-cell>
          <table:table-cell office:value-type="string">
            <text:p>12655 Still Ponde Lane Herndon Va 20171 </text:p>
          </table:table-cell>
          <table:table-cell table:number-columns-repeated="2"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pond crest lane </text:p>
          </table:table-cell>
          <table:table-cell office:value-type="string">
            <text:p>12720 Pond Crest Lane Herndon Va 20171 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still pond lane </text:p>
          </table:table-cell>
          <table:table-cell office:value-type="string">
            <text:p>12657 Still Pond Lane Herndon Va 20171 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still pond lane </text:p>
          </table:table-cell>
          <table:table-cell office:value-type="string">
            <text:p>12659 Still Pond Lane Herndon Va 20171 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still pond lane </text:p>
          </table:table-cell>
          <table:table-cell office:value-type="string">
            <text:p>12664 Still Pond Lane Herndon Va 20171 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still pond lane </text:p>
          </table:table-cell>
          <table:table-cell office:value-type="string">
            <text:p>3106 Still Pond Court Herndon Va 20171 </text:p>
          </table:table-cell>
          <table:table-cell office:value-type="float" office:value="75">
            <text:p>75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still pond lane </text:p>
          </table:table-cell>
          <table:table-cell office:value-type="string">
            <text:p>3119 Hannahs Pond Lane Herndon Va 20171 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still pond lane </text:p>
          </table:table-cell>
          <table:table-cell office:value-type="string">
            <text:p>3122 Hannahs Pond Lane Herndon Va 20171 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still pond lane </text:p>
          </table:table-cell>
          <table:table-cell office:value-type="string">
            <text:p>3125 Hannahs Pond Lane Herndon Va 20171 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thistlethorn drive </text:p>
          </table:table-cell>
          <table:table-cell office:value-type="string">
            <text:p>12902 Hedgetop Drive Herndon Va 20171 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willow glenn drive </text:p>
          </table:table-cell>
          <table:table-cell office:value-type="string">
            <text:p>3265 Willow Glenn Drive Herndon Va 20171 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folkstone drive </text:p>
          </table:table-cell>
          <table:table-cell office:value-type="string">
            <text:p>2903 Rock Manor Court Herndon Va 20171 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folkstone drive </text:p>
          </table:table-cell>
          <table:table-cell office:value-type="string">
            <text:p>2909 Rock Manor Court Herndon Va 20171 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lake james drive </text:p>
          </table:table-cell>
          <table:table-cell office:value-type="string">
            <text:p>12208 Lake James Drive Herndon Va 20171 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lake james drive </text:p>
          </table:table-cell>
          <table:table-cell office:value-type="string">
            <text:p>12210 Lake James Drive Herndon Va 20171 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myterra way </text:p>
          </table:table-cell>
          <table:table-cell office:value-type="string">
            <text:p>12303 Myterra Way Herndon Va 20171 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myterra way </text:p>
          </table:table-cell>
          <table:table-cell office:value-type="string">
            <text:p>12314 Myterra Way Herndon Va 20171 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timber wood way </text:p>
          </table:table-cell>
          <table:table-cell office:value-type="string">
            <text:p>12502 Summer Place Herndon Va 20171 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timber wood way </text:p>
          </table:table-cell>
          <table:table-cell office:value-type="string">
            <text:p>12507 summer Place Herndon Va 20171 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timber wood way </text:p>
          </table:table-cell>
          <table:table-cell office:value-type="string">
            <text:p>2800 Baxley Hollow Court Herndon Va 20171 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timber wood way </text:p>
          </table:table-cell>
          <table:table-cell office:value-type="string">
            <text:p>2940 timber Wood Way Herndon Va 20171 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folkstone drive </text:p>
          </table:table-cell>
          <table:table-cell office:value-type="string">
            <text:p>2933 Fort Lee Street Herndon Va 20171 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string">
            <text:p>folkstone drive </text:p>
          </table:table-cell>
          <table:table-cell office:value-type="string">
            <text:p>2938 Ft Lee Street Herndon Va 20171 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string">
            <text:p>folkstone drive </text:p>
          </table:table-cell>
          <table:table-cell office:value-type="string">
            <text:p>2945 Fort Lee Street Herndon Va 20171 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string">
            <text:p>gatepost court </text:p>
          </table:table-cell>
          <table:table-cell office:value-type="string">
            <text:p>12809 Gatepost Court Herndon Va 20171 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string">
            <text:p>lazy glen lane </text:p>
          </table:table-cell>
          <table:table-cell office:value-type="string">
            <text:p>13210 Lazy Glen Lane Herndon Va 20171 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string">
            <text:p>lazy glen lane </text:p>
          </table:table-cell>
          <table:table-cell office:value-type="string">
            <text:p>13221 Lazy Glen Lane Herndon Va 20171 </text:p>
          </table:table-cell>
          <table:table-cell office:value-type="float" office:value="80">
            <text:p>80</text:p>
          </table:table-cell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string">
            <text:p>lazy glen lane </text:p>
          </table:table-cell>
          <table:table-cell office:value-type="string">
            <text:p>2919 Parklawn court Herndon Va 20171 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string">
            <text:p>emerald chase drive </text:p>
          </table:table-cell>
          <table:table-cell office:value-type="string">
            <text:p>13227 Pleasant Glenn Court Herndon Va 20171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string">
            <text:p>heritage farm lane </text:p>
          </table:table-cell>
          <table:table-cell office:value-type="string">
            <text:p>12620 Heritage Farm Lane Herndon Va 20171 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string">
            <text:p>maleady drive </text:p>
          </table:table-cell>
          <table:table-cell office:value-type="string">
            <text:p>2147 Maleady Drive Herndon Va 20171 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string">
            <text:p>meadow hall drive </text:p>
          </table:table-cell>
          <table:table-cell office:value-type="string">
            <text:p>2627 Meadow Hall Drive Herndon Va 20171 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string">
            <text:p>meadow lane </text:p>
          </table:table-cell>
          <table:table-cell office:value-type="string">
            <text:p>12760 Meadow Lane Herndon Va 20171 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string">
            <text:p>new austin court </text:p>
          </table:table-cell>
          <table:table-cell office:value-type="string">
            <text:p>13014 New Austin court Herndon Va 20171 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string">
            <text:p>new austin court </text:p>
          </table:table-cell>
          <table:table-cell office:value-type="string">
            <text:p>13022 New Austin Court Herndon Va 20171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string">
            <text:p>oak farms drive </text:p>
          </table:table-cell>
          <table:table-cell office:value-type="string">
            <text:p>12726 Oak Farms Drive Herndon Va 20171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string">
            <text:p>cross keys court </text:p>
          </table:table-cell>
          <table:table-cell office:value-type="string">
            <text:p>13121 Cross Keys Court Fairfax va 22033 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string">
            <text:p>oxford forest drive </text:p>
          </table:table-cell>
          <table:table-cell office:value-type="string">
            <text:p>3119 Oxford forest Drive Herndon Va 20171 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string">
            <text:p>pond mist way </text:p>
          </table:table-cell>
          <table:table-cell office:value-type="string">
            <text:p>3184 Pond Mist Way Herndon Va 20171 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string">
            <text:p>pond mist way </text:p>
          </table:table-cell>
          <table:table-cell office:value-type="string">
            <text:p>3193 Pond Mist Way Herndon Va 20171 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string">
            <text:p>thistlethorn drive </text:p>
          </table:table-cell>
          <table:table-cell office:value-type="string">
            <text:p>12982 Thistlethorn Drive Herndon Va 20171 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string">
            <text:p>thistlethorn drive </text:p>
          </table:table-cell>
          <table:table-cell office:value-type="string">
            <text:p>12985 Thistlethorn Drive Herndon Va 20171 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string">
            <text:p>thistlethorn drive </text:p>
          </table:table-cell>
          <table:table-cell office:value-type="string">
            <text:p>12992 Thistlethorn Drive Herndon Va 20171 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string">
            <text:p>turberville lane </text:p>
          </table:table-cell>
          <table:table-cell office:value-type="string">
            <text:p>12802 Cross Creek Lane Herndon Va 20171 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string">
            <text:p>turberville lane </text:p>
          </table:table-cell>
          <table:table-cell office:value-type="string">
            <text:p>12812 turberville Lane Herndon Va 20171 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/>
        </table:table-row>
        <table:table-row table:style-name="ro2">
          <table:table-cell office:value-type="string">
            <text:p>wild cherry place </text:p>
          </table:table-cell>
          <table:table-cell office:value-type="string">
            <text:p>2647 Wild Cherry Place Herndon Va 20171 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/>
        </table:table-row>
        <table:table-row table:style-name="ro2">
          <table:table-cell office:value-type="string">
            <text:p>willow glenn drive </text:p>
          </table:table-cell>
          <table:table-cell office:value-type="string">
            <text:p>3286 Willow Glenn drive Herndon Va 20171 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/>
        </table:table-row>
        <table:table-row table:style-name="ro2">
          <table:table-cell office:value-type="string">
            <text:p>winter wren court </text:p>
          </table:table-cell>
          <table:table-cell office:value-type="string">
            <text:p>12621 Winter Wren Court Herndon Va 20171 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>
            <text:p>Route</text:p>
          </table:table-cell>
          <table:table-cell office:value-type="string">
            <text:p>Bags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>
            <text:p>1</text:p>
          </table:table-cell>
          <table:table-cell table:formula="of:=SUMIF([.D$2:.D$211];[.B216];[.C$2:.C$211])" office:value-type="float" office:value="328">
            <text:p>328</text:p>
          </table:table-cell>
          <table:table-cell table:style-name="ce2" table:formula="of:=315-[.C216]" office:value-type="float" office:value="-13">
            <text:p>(13)</text:p>
          </table:table-cell>
          <table:table-cell office:value-type="string">
            <text:p>Tuckaway</text:p>
          </table:table-cell>
        </table:table-row>
        <table:table-row table:style-name="ro4">
          <table:table-cell/>
          <table:table-cell table:formula="of:=[.B216]+1" office:value-type="float" office:value="2">
            <text:p>2</text:p>
          </table:table-cell>
          <table:table-cell table:formula="of:=SUMIF([.D$2:.D$211];[.B217];[.C$2:.C$211])" office:value-type="float" office:value="320">
            <text:p>320</text:p>
          </table:table-cell>
          <table:table-cell table:style-name="ce2" table:formula="of:=315-[.C217]" office:value-type="float" office:value="-5">
            <text:p>(5)</text:p>
          </table:table-cell>
          <table:table-cell office:value-type="string">
            <text:p>Tuckaway</text:p>
          </table:table-cell>
        </table:table-row>
        <table:table-row table:style-name="ro4">
          <table:table-cell/>
          <table:table-cell table:formula="of:=[.B217]+1" office:value-type="float" office:value="3">
            <text:p>3</text:p>
          </table:table-cell>
          <table:table-cell table:formula="of:=SUMIF([.D$2:.D$211];[.B218];[.C$2:.C$211])" office:value-type="float" office:value="315">
            <text:p>315</text:p>
          </table:table-cell>
          <table:table-cell table:style-name="ce2" table:formula="of:=315-[.C218]" office:value-type="float" office:value="0">
            <text:p>0 </text:p>
          </table:table-cell>
          <table:table-cell office:value-type="string">
            <text:p>Tuckaway</text:p>
          </table:table-cell>
        </table:table-row>
        <table:table-row table:style-name="ro1">
          <table:table-cell/>
          <table:table-cell table:formula="of:=[.B218]+1" office:value-type="float" office:value="4">
            <text:p>4</text:p>
          </table:table-cell>
          <table:table-cell table:formula="of:=SUMIF([.D$2:.D$211];[.B219];[.C$2:.C$211])" office:value-type="float" office:value="315">
            <text:p>315</text:p>
          </table:table-cell>
          <table:table-cell table:style-name="ce2" table:formula="of:=315-[.C219]" office:value-type="float" office:value="0">
            <text:p>0 </text:p>
          </table:table-cell>
          <table:table-cell office:value-type="string">
            <text:p>Rounding Run</text:p>
          </table:table-cell>
        </table:table-row>
        <table:table-row table:style-name="ro1">
          <table:table-cell/>
          <table:table-cell table:formula="of:=[.B219]+1" office:value-type="float" office:value="5">
            <text:p>5</text:p>
          </table:table-cell>
          <table:table-cell table:formula="of:=SUMIF([.D$2:.D$211];[.B220];[.C$2:.C$211])" office:value-type="float" office:value="315">
            <text:p>315</text:p>
          </table:table-cell>
          <table:table-cell table:style-name="ce2" table:formula="of:=315-[.C220]" office:value-type="float" office:value="0">
            <text:p>0 </text:p>
          </table:table-cell>
          <table:table-cell office:value-type="string">
            <text:p>Rounding Run</text:p>
          </table:table-cell>
        </table:table-row>
        <table:table-row table:style-name="ro4">
          <table:table-cell/>
          <table:table-cell table:formula="of:=[.B220]+1" office:value-type="float" office:value="6">
            <text:p>6</text:p>
          </table:table-cell>
          <table:table-cell table:formula="of:=SUMIF([.D$2:.D$211];[.B221];[.C$2:.C$211])" office:value-type="float" office:value="310">
            <text:p>310</text:p>
          </table:table-cell>
          <table:table-cell table:style-name="ce2" table:formula="of:=315-[.C221]" office:value-type="float" office:value="5">
            <text:p>5 </text:p>
          </table:table-cell>
          <table:table-cell office:value-type="string">
            <text:p>Nestlewood</text:p>
          </table:table-cell>
        </table:table-row>
        <table:table-row table:style-name="ro4">
          <table:table-cell/>
          <table:table-cell table:formula="of:=[.B221]+1" office:value-type="float" office:value="7">
            <text:p>7</text:p>
          </table:table-cell>
          <table:table-cell table:formula="of:=SUMIF([.D$2:.D$211];[.B222];[.C$2:.C$211])" office:value-type="float" office:value="320">
            <text:p>320</text:p>
          </table:table-cell>
          <table:table-cell table:style-name="ce2" table:formula="of:=315-[.C222]" office:value-type="float" office:value="-5">
            <text:p>(5)</text:p>
          </table:table-cell>
          <table:table-cell office:value-type="string">
            <text:p>Nestlewood</text:p>
          </table:table-cell>
        </table:table-row>
        <table:table-row table:style-name="ro4">
          <table:table-cell/>
          <table:table-cell table:formula="of:=[.B222]+1" office:value-type="float" office:value="8">
            <text:p>8</text:p>
          </table:table-cell>
          <table:table-cell table:formula="of:=SUMIF([.D$2:.D$211];[.B223];[.C$2:.C$211])" office:value-type="float" office:value="314">
            <text:p>314</text:p>
          </table:table-cell>
          <table:table-cell table:style-name="ce2" table:formula="of:=315-[.C223]" office:value-type="float" office:value="1">
            <text:p>1 </text:p>
          </table:table-cell>
          <table:table-cell office:value-type="string">
            <text:p>Ashburton Ave</text:p>
          </table:table-cell>
        </table:table-row>
        <table:table-row table:style-name="ro4">
          <table:table-cell/>
          <table:table-cell table:formula="of:=[.B223]+1" office:value-type="float" office:value="9">
            <text:p>9</text:p>
          </table:table-cell>
          <table:table-cell table:formula="of:=SUMIF([.D$2:.D$211];[.B224];[.C$2:.C$211])" office:value-type="float" office:value="316">
            <text:p>316</text:p>
          </table:table-cell>
          <table:table-cell table:style-name="ce2" table:formula="of:=315-[.C224]" office:value-type="float" office:value="-1">
            <text:p>(1)</text:p>
          </table:table-cell>
          <table:table-cell office:value-type="string">
            <text:p>Ashburton manor</text:p>
          </table:table-cell>
        </table:table-row>
        <table:table-row table:style-name="ro1">
          <table:table-cell/>
          <table:table-cell table:formula="of:=[.B224]+1" office:value-type="float" office:value="10">
            <text:p>10</text:p>
          </table:table-cell>
          <table:table-cell table:formula="of:=SUMIF([.D$2:.D$211];[.B225];[.C$2:.C$211])" office:value-type="float" office:value="320">
            <text:p>320</text:p>
          </table:table-cell>
          <table:table-cell table:style-name="ce2" table:formula="of:=315-[.C225]" office:value-type="float" office:value="-5">
            <text:p>(5)</text:p>
          </table:table-cell>
          <table:table-cell office:value-type="string">
            <text:p>Oak Farms drive</text:p>
          </table:table-cell>
        </table:table-row>
        <table:table-row table:style-name="ro4">
          <table:table-cell/>
          <table:table-cell table:formula="of:=[.B225]+1" office:value-type="float" office:value="11">
            <text:p>11</text:p>
          </table:table-cell>
          <table:table-cell table:formula="of:=SUMIF([.D$2:.D$211];[.B226];[.C$2:.C$211])" office:value-type="float" office:value="305">
            <text:p>305</text:p>
          </table:table-cell>
          <table:table-cell table:style-name="ce2" table:formula="of:=315-[.C226]" office:value-type="float" office:value="10">
            <text:p>10 </text:p>
          </table:table-cell>
          <table:table-cell office:value-type="string">
            <text:p>Franklin Oaks Drvie</text:p>
          </table:table-cell>
        </table:table-row>
        <table:table-row table:style-name="ro4">
          <table:table-cell/>
          <table:table-cell table:formula="of:=[.B226]+1" office:value-type="float" office:value="12">
            <text:p>12</text:p>
          </table:table-cell>
          <table:table-cell table:formula="of:=SUMIF([.D$2:.D$211];[.B227];[.C$2:.C$211])" office:value-type="float" office:value="315">
            <text:p>315</text:p>
          </table:table-cell>
          <table:table-cell table:style-name="ce2" table:formula="of:=315-[.C227]" office:value-type="float" office:value="0">
            <text:p>0 </text:p>
          </table:table-cell>
          <table:table-cell office:value-type="string">
            <text:p>Ashdown forest/emerald chase</text:p>
          </table:table-cell>
        </table:table-row>
        <table:table-row table:style-name="ro1">
          <table:table-cell/>
          <table:table-cell table:formula="of:=[.B227]+1" office:value-type="float" office:value="13">
            <text:p>13</text:p>
          </table:table-cell>
          <table:table-cell table:formula="of:=SUMIF([.D$2:.D$211];[.B228];[.C$2:.C$211])" office:value-type="float" office:value="315">
            <text:p>315</text:p>
          </table:table-cell>
          <table:table-cell table:style-name="ce2" table:formula="of:=315-[.C228]" office:value-type="float" office:value="0">
            <text:p>0 </text:p>
          </table:table-cell>
          <table:table-cell office:value-type="string">
            <text:p>New Parkland</text:p>
          </table:table-cell>
        </table:table-row>
        <table:table-row table:style-name="ro1">
          <table:table-cell/>
          <table:table-cell table:formula="of:=[.B228]+1" office:value-type="float" office:value="14">
            <text:p>14</text:p>
          </table:table-cell>
          <table:table-cell table:formula="of:=SUMIF([.D$2:.D$211];[.B229];[.C$2:.C$211])" office:value-type="float" office:value="315">
            <text:p>315</text:p>
          </table:table-cell>
          <table:table-cell table:style-name="ce2" table:formula="of:=315-[.C229]" office:value-type="float" office:value="0">
            <text:p>0 </text:p>
          </table:table-cell>
          <table:table-cell office:value-type="string">
            <text:p>New Parkland</text:p>
          </table:table-cell>
        </table:table-row>
        <table:table-row table:style-name="ro1">
          <table:table-cell/>
          <table:table-cell table:formula="of:=[.B229]+1" office:value-type="float" office:value="15">
            <text:p>15</text:p>
          </table:table-cell>
          <table:table-cell table:formula="of:=SUMIF([.D$2:.D$211];[.B230];[.C$2:.C$211])" office:value-type="float" office:value="315">
            <text:p>315</text:p>
          </table:table-cell>
          <table:table-cell table:style-name="ce2" table:formula="of:=315-[.C230]" office:value-type="float" office:value="0">
            <text:p>0 </text:p>
          </table:table-cell>
          <table:table-cell office:value-type="string">
            <text:p>Fallon</text:p>
          </table:table-cell>
        </table:table-row>
        <table:table-row table:style-name="ro1">
          <table:table-cell/>
          <table:table-cell table:formula="of:=[.B230]+1" office:value-type="float" office:value="16">
            <text:p>16</text:p>
          </table:table-cell>
          <table:table-cell table:formula="of:=SUMIF([.D$2:.D$211];[.B231];[.C$2:.C$211])" office:value-type="float" office:value="327">
            <text:p>327</text:p>
          </table:table-cell>
          <table:table-cell table:style-name="ce2" table:formula="of:=315-[.C231]" office:value-type="float" office:value="-12">
            <text:p>(12)</text:p>
          </table:table-cell>
          <table:table-cell office:value-type="string">
            <text:p>Iron Forge</text:p>
          </table:table-cell>
        </table:table-row>
        <table:table-row table:style-name="ro1">
          <table:table-cell/>
          <table:table-cell table:formula="of:=[.B231]+1" office:value-type="float" office:value="17">
            <text:p>17</text:p>
          </table:table-cell>
          <table:table-cell table:formula="of:=SUMIF([.D$2:.D$211];[.B232];[.C$2:.C$211])" office:value-type="float" office:value="302">
            <text:p>302</text:p>
          </table:table-cell>
          <table:table-cell table:style-name="ce2" table:formula="of:=315-[.C232]" office:value-type="float" office:value="13">
            <text:p>13 </text:p>
          </table:table-cell>
          <table:table-cell office:value-type="string">
            <text:p>North</text:p>
          </table:table-cell>
        </table:table-row>
        <table:table-row table:style-name="ro1">
          <table:table-cell/>
          <table:table-cell table:formula="of:=[.B232]+1" office:value-type="float" office:value="18">
            <text:p>18</text:p>
          </table:table-cell>
          <table:table-cell table:formula="of:=SUMIF([.D$2:.D$211];[.B233];[.C$2:.C$211])" office:value-type="float" office:value="320">
            <text:p>320</text:p>
          </table:table-cell>
          <table:table-cell table:style-name="ce2" table:formula="of:=315-[.C233]" office:value-type="float" office:value="-5">
            <text:p>(5)</text:p>
          </table:table-cell>
          <table:table-cell office:value-type="string">
            <text:p>Franklin Corner</text:p>
          </table:table-cell>
        </table:table-row>
        <table:table-row table:style-name="ro4">
          <table:table-cell/>
          <table:table-cell table:formula="of:=[.B233]+1" office:value-type="float" office:value="19">
            <text:p>19</text:p>
          </table:table-cell>
          <table:table-cell table:formula="of:=SUMIF([.D$2:.D$211];[.B234];[.C$2:.C$211])" office:value-type="float" office:value="310">
            <text:p>310</text:p>
          </table:table-cell>
          <table:table-cell table:style-name="ce2" table:formula="of:=315-[.C234]" office:value-type="float" office:value="5">
            <text:p>5 </text:p>
          </table:table-cell>
          <table:table-cell office:value-type="string">
            <text:p>Folkstone</text:p>
          </table:table-cell>
        </table:table-row>
        <table:table-row table:style-name="ro1">
          <table:table-cell/>
          <table:table-cell table:formula="of:=[.B234]+1" office:value-type="float" office:value="20">
            <text:p>20</text:p>
          </table:table-cell>
          <table:table-cell table:formula="of:=SUMIF([.D$2:.D$211];[.B235];[.C$2:.C$211])" office:value-type="float" office:value="315">
            <text:p>315</text:p>
          </table:table-cell>
          <table:table-cell table:style-name="ce2" table:formula="of:=315-[.C235]" office:value-type="float" office:value="0">
            <text:p>0 </text:p>
          </table:table-cell>
          <table:table-cell office:value-type="string">
            <text:p>Franklin Oaks/Dower House</text:p>
          </table:table-cell>
        </table:table-row>
        <table:table-row table:style-name="ro1">
          <table:table-cell/>
          <table:table-cell table:formula="of:=[.B235]+1" office:value-type="float" office:value="21">
            <text:p>21</text:p>
          </table:table-cell>
          <table:table-cell table:formula="of:=SUMIF([.D$2:.D$211];[.B236];[.C$2:.C$211])" office:value-type="float" office:value="315">
            <text:p>315</text:p>
          </table:table-cell>
          <table:table-cell table:style-name="ce2" table:formula="of:=315-[.C236]" office:value-type="float" office:value="0">
            <text:p>0 </text:p>
          </table:table-cell>
          <table:table-cell office:value-type="string">
            <text:p>Still Pond</text:p>
          </table:table-cell>
        </table:table-row>
        <table:table-row table:style-name="ro4">
          <table:table-cell/>
          <table:table-cell table:formula="of:=[.B236]+1" office:value-type="float" office:value="22">
            <text:p>22</text:p>
          </table:table-cell>
          <table:table-cell table:formula="of:=SUMIF([.D$2:.D$211];[.B237];[.C$2:.C$211])" office:value-type="float" office:value="315">
            <text:p>315</text:p>
          </table:table-cell>
          <table:table-cell table:style-name="ce2" table:formula="of:=315-[.C237]" office:value-type="float" office:value="0">
            <text:p>0 </text:p>
          </table:table-cell>
          <table:table-cell office:value-type="string">
            <text:p>Timberwood way/Folkstone</text:p>
          </table:table-cell>
        </table:table-row>
        <table:table-row table:style-name="ro4">
          <table:table-cell/>
          <table:table-cell table:formula="of:=[.B237]+1" office:value-type="float" office:value="23">
            <text:p>23</text:p>
          </table:table-cell>
          <table:table-cell table:formula="of:=SUMIF([.D$2:.D$211];[.B238];[.C$2:.C$211])" office:value-type="float" office:value="300">
            <text:p>300</text:p>
          </table:table-cell>
          <table:table-cell table:style-name="ce2" table:formula="of:=315-[.C238]" office:value-type="float" office:value="15">
            <text:p>15 </text:p>
          </table:table-cell>
          <table:table-cell office:value-type="string">
            <text:p>Folkstone</text:p>
          </table:table-cell>
        </table:table-row>
        <table:table-row table:style-name="ro1">
          <table:table-cell/>
          <table:table-cell table:formula="of:=[.B238]+1" office:value-type="float" office:value="24">
            <text:p>24</text:p>
          </table:table-cell>
          <table:table-cell table:formula="of:=SUMIF([.D$2:.D$211];[.B239];[.C$2:.C$211])" office:value-type="float" office:value="310">
            <text:p>310</text:p>
          </table:table-cell>
          <table:table-cell table:style-name="ce2" table:formula="of:=315-[.C239]" office:value-type="float" office:value="5">
            <text:p>5 </text:p>
          </table:table-cell>
          <table:table-cell/>
        </table:table-row>
        <table:table-row table:style-name="ro1">
          <table:table-cell/>
          <table:table-cell table:formula="of:=[.B239]+1" office:value-type="float" office:value="25">
            <text:p>25</text:p>
          </table:table-cell>
          <table:table-cell table:formula="of:=SUMIF([.D$2:.D$211];[.B240];[.C$2:.C$211])" office:value-type="float" office:value="321">
            <text:p>321</text:p>
          </table:table-cell>
          <table:table-cell table:style-name="ce2" table:formula="of:=315-[.C240]" office:value-type="float" office:value="-6">
            <text:p>(6)</text:p>
          </table:table-cell>
          <table:table-cell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SUMIF([.D$2:.D$211];[.B241];[.C$2:.C$211])" office:value-type="float" office:value="120">
            <text:p>120</text:p>
          </table:table-cell>
          <table:table-cell table:style-name="ce2" table:formula="of:=315-[.C241]" office:value-type="float" office:value="195">
            <text:p>195 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ce2"/>
          <table:table-cell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Sheet1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_2.A2:Sheet1_2.D21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0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5T12:12:05</meta:creation-date>
    <dc:date>2014-03-15T15:20:48</dc:date>
    <meta:editing-duration>PT53M12S</meta:editing-duration>
    <meta:editing-cycles>2</meta:editing-cycles>
    <meta:generator>LibreOffice/3.5$Linux_X86_64 LibreOffice_project/350m1$Build-2</meta:generator>
    <meta:document-statistic meta:table-count="4" meta:cell-count="947" meta:object-count="0"/>
  </office:meta>
</office:document-meta>
</file>